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iando um Servidor Web com Linux</text:p>
      <text:p text:style-name="Standard"/>
      <text:p text:style-name="Standard">_O que é um servidor WEB_</text:p>
      <text:p text:style-name="Standard"/>
      <text:p text:style-name="Standard">Quando digita o endereço de uma página, não se tem o IP de onde o site ou aplicação está. É necessário saber o IP de onde esse servidor está. Existe um tipo de servidor, o servidor de DNS (Domain Name System, sistema de nomes de domínios) onde eu faço a requisição de um nome para uma página. Quando acessada o endereço da página, é feita uma consulta nesse servidor DNS e nesse consta em que servidor e IP está essa página, e o DNS retorna o IP e a partir disso é redirecionado para o servidor do IP retornado, e nesse há uma aplicação que retorna via http.</text:p>
      <text:p text:style-name="Standard"/>
      <text:p text:style-name="Standard">*************************</text:p>
      <text:p text:style-name="Standard"/>
      <text:p text:style-name="Standard">_Instalando o apache2_</text:p>
      <text:p text:style-name="Standard"/>
      <text:p text:style-name="Standard">apt search apache</text:p>
      <text:p text:style-name="Standard">apt install apache2 -y</text:p>
      <text:p text:style-name="Standard">Instalar o servidor web apache</text:p>
      <text:p text:style-name="Standard"/>
      <text:p text:style-name="Standard">systemctl status apache2</text:p>
      <text:p text:style-name="Standard">Verificar o status do servidor web</text:p>
      <text:p text:style-name="Standard"/>
      <text:p text:style-name="Standard">ip a</text:p>
      <text:p text:style-name="Standard">Verificar o ip da máquina/servidor, e acessar esse ip (172.31.35.111) pelo navegador. Irá abrir uma página contendo informações do servidor do apache.</text:p>
      <text:p text:style-name="Standard">Para substituir ou editar o arquivo html de página inicial:</text:p>
      <text:p text:style-name="Standard">cd /var/www/html</text:p>
      <text:p text:style-name="Standard"/>
      <text:p text:style-name="Standard">cat /var/www/html/index.html</text:p>
      <text:p text:style-name="Standard">Mostra o conteúdo do arquivo html</text:p>
      <text:p text:style-name="Standard"/>
      <text:p text:style-name="Standard">nano /var/www/html/index.html</text:p>
      <text:p text:style-name="Standard">Edita o arquivo html</text:p>
      <text:p text:style-name="Standard"/>
      <text:p text:style-name="Standard">***********************</text:p>
      <text:p text:style-name="Standard"/>
      <text:p text:style-name="Standard">_Executando aplicações web em um servidor Linux_</text:p>
      <text:p text:style-name="Standard"/>
      <text:p text:style-name="Standard">Criado novo servidor ubuntu. Primeiramente, atualizar o servidor</text:p>
      <text:p text:style-name="Standard">apt update -y</text:p>
      <text:p text:style-name="Standard">apt upgrade -y</text:p>
      <text:p text:style-name="Standard"/>
      <text:p text:style-name="Standard">Instalar o apache:</text:p>
      <text:p text:style-name="Standard">apt install apache2 -y</text:p>
      <text:p text:style-name="Standard"/>
      <text:p text:style-name="Standard">Rebootar a máquina</text:p>
      <text:p text:style-name="Standard">reboot</text:p>
      <text:p text:style-name="Standard"/>
      <text:p text:style-name="Standard">Se acessado o IP publico de uma instância na AWS, inicalmente não vai acessar, pois toda instância tem um firewall que é necessário habilitar, preciso informar para a instância que protocolos HTTP estão liberados na instância.</text:p>
      <text:p text:style-name="Standard">Para isso, na AWS ir em EC2 selecionar a instância, ir na aba Security/Segurança, e verificar o <text:soft-page-break/>Security Group (Grupo de Segurança) que foi adicionado automaticamente na máquina virtual. Clicar e acessar esse grupo de segurança, cicar em Edit inbound rules (Editar Regras de Entrada). Adicionar uma nova regra do type HTTP, e em source informar 0.0.0.0/0 para ter acesso de qualquer lugar (anywhere), ou seja, qualquer pessoa do mundo poderá ter acesso a máquina.</text:p>
      <text:p text:style-name="Standard">Na máquina com sistema Ubuntu não é necessário configurar firewall, já em outras distribuições, como o CentOS e Red Hat, mesmo tendo o servidor apache é necessário configurar o firewall.</text:p>
      <text:p text:style-name="Standard"/>
      <text:p text:style-name="Standard">Também pode-se verificar nos detalhes da instância os DNS privado e público, e esses endereços podem serem usados para acesso a máquina virtual</text:p>
      <text:p text:style-name="Standard"/>
      <text:p text:style-name="Standard"/>
      <text:p text:style-name="Standard">Atualizar a pagina html do serviço apache</text:p>
      <text:p text:style-name="Standard"/>
      <text:p text:style-name="Standard">cd /tmp/</text:p>
      <text:p text:style-name="Standard">wget https://github.com/denilsonbonatti/linux-site-dio/archive/refs/heads/main.zip</text:p>
      <text:p text:style-name="Standard"/>
      <text:p text:style-name="Standard">unzip main.zip</text:p>
      <text:p text:style-name="Standard"/>
      <text:p text:style-name="Standard">cd linux-site-dio-main/</text:p>
      <text:p text:style-name="Standard"/>
      <text:p text:style-name="Standard">copiar arquivos para a pasta do apache</text:p>
      <text:p text:style-name="Standard">cp -R * /var/www/html/</text:p>
      <text:p text:style-name="Standard"/>
      <text:p text:style-name="Standard">e depois acessando o endereço DNS ou ip, a pagina estará atualizada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9T12:46:27.770000000</dc:date>
    <meta:editing-duration>PT12M53S</meta:editing-duration>
    <meta:editing-cycles>1</meta:editing-cycles>
    <meta:document-statistic meta:table-count="0" meta:image-count="0" meta:object-count="0" meta:page-count="2" meta:paragraph-count="39" meta:word-count="430" meta:character-count="2668" meta:non-whitespace-character-count="2277"/>
    <meta:generator>LibreOffice/7.3.0.3$Windows_X86_64 LibreOffice_project/0f246aa12d0eee4a0f7adcefbf7c878fc2238db3</meta:generator>
  </office:meta>
</office:document-meta>
</file>